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6621592706338348174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9123019242659232586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6989020124975344130" text:style-name="L3">
        <text:list-item>
          <text:list>
            <text:list-header>
              <text:p text:style-name="P1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4"><text:soft-page-break/>Sat <text:s/>5/7/16: <text:span text:style-name="T1">3 miles</text:span></text:p>
      <text:p text:style-name="P14">I ran 3 miles on hilly roads at about 10:00mile.</text:p>
      <text:p text:style-name="P14"/>
      <text:p text:style-name="P14">Sun 5/8/16: <text:span text:style-name="T1">4 miles</text:span></text:p>
      <text:p text:style-name="P14">I walked 1.5 miles on a trail in the woods. <text:s/>A few hours later, 2.5 mile run on hilly roads at 9:43/mi.<text:span text:style-name="T1"> </text:span></text:p>
      <text:p text:style-name="P15"/>
      <text:p text:style-name="P14">Mon 5/9/16:<text:span text:style-name="T1"> 5.5 miles</text:span></text:p>
      <text:p text:style-name="P14">½ mile warmup on roads</text:p>
      <text:p text:style-name="P14">On indoor track: ½ mile in 4:41</text:p>
      <text:p text:style-name="P14">rest 3 minutes</text:p>
      <text:p text:style-name="P14">On treadmill: <text:s/>4 miles at 9:00/mi</text:p>
      <text:p text:style-name="P14">½ mile warmdown</text:p>
      <text:p text:style-name="P14"/>
      <text:p text:style-name="P14">Tues 5/10/16: <text:span text:style-name="T1">4 miles</text:span></text:p>
      <text:p text:style-name="P14">I ran 4 miles on a treadmill at 10:00/mi.</text:p>
      <text:p text:style-name="P14">My pulse at the end of each mile during the 4 mile run was:</text:p>
      <text:p text:style-name="P14">mile 1 <text:s/>113</text:p>
      <text:p text:style-name="P14">mile 2 <text:s/>119</text:p>
      <text:p text:style-name="P14">mile 3 <text:s/>120</text:p>
      <text:p text:style-name="P14">mile 4 <text:s/>119</text:p>
      <text:p text:style-name="P14"/>
      <text:p text:style-name="P14">Wed 5/11/16: <text:span text:style-name="T1">3 miles</text:span></text:p>
      <text:p text:style-name="P14">I ran 3 miles on hilly roads at about 10:00/mi.</text:p>
      <text:p text:style-name="P14"/>
      <text:p text:style-name="P14">Thur 5/12/16:<text:span text:style-name="T1"> 2 miles</text:span></text:p>
      <text:p text:style-name="P14">I ran on the outdoor track. The first mile was in 9:47. The second mile I walked for a minute at the beginning of the mile and another minute halfway through. <text:s/>Time <text:s/>10:52.<text:span text:style-name="T1"> </text:span></text:p>
      <text:p text:style-name="P15"/>
      <text:p text:style-name="P14">Fri 5/13/16:<text:span text:style-name="T1"> 1 mile</text:span></text:p>
      <text:p text:style-name="P14">I ran 1 mile on roads in about 9:00 before driving to Webster NY.</text:p>
      <text:p text:style-name="P14"/>
      <text:p text:style-name="P15">22.5 miles in the last week 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Sat 5/14/16:</text:span> 54.6 miles</text:p>
      <text:p text:style-name="P14">I ran in the Mind the Ducks 12 hour run and covered 54.6 miles in 11:52:12. <text:s/>I was 26<text:span text:style-name="T3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body down in the reeds and smelly mud at the water's edge. <text:s/>A few runners came off the trail to help me up. Luckily I wasn't hurt and could keep running. <text:s/>I like running on a small loop because it gives runners a chance to see other runners quite a few times when they can talk and make friends. </text:p>
      <text:p text:style-name="P14"/>
      <text:p text:style-name="P4">Mary Jane gave me excellent support as usual. <text:s/>Runners were very friendly and encouraged each other. <text:s/>The race officials and aid station crew were great. <text:s/>Many thanks to race director Gil Robs and his team. </text:p>
      <text:p text:style-name="P4"/>
      <text:p text:style-name="P4">Sun 5/15/16: <text:span text:style-name="T1">1 mile</text:span></text:p>
      <text:p text:style-name="P4">I ran 1 mile in about 12 minutes. <text:s/>My legs aren't too stiff just tired.</text:p>
      <text:p text:style-name="P4"/>
      <text:p text:style-name="P4">Mon 5/16/16: <text:span text:style-name="T1">4 miles</text:span></text:p>
      <text:p text:style-name="P4">I walked and ran 3 miles alternating walking and running every ¼ mile. <text:s/>The average pace was 12:08/mile. Then I walked a mile home.</text:p>
      <text:p text:style-name="P4"/>
      <text:p text:style-name="P4">Tues 5/17/16: <text:span text:style-name="T1">1.5 miles</text:span></text:p>
      <text:p text:style-name="P4">On the indoor track I ran a mile in 9:28 and walked and ran a ½ mile in 6:48.</text:p>
      <text:p text:style-name="P4"/>
      <text:p text:style-name="P4">Wed 5/18/16: <text:span text:style-name="T1">5 miles</text:span></text:p>
      <text:p text:style-name="P4">I ran 1 mile to the outdoor track and 3 miles on the track:</text:p>
      <text:p text:style-name="P4">10:39+9:40+9:08+8:21=37:48</text:p>
      <text:p text:style-name="P4">Then I walked and ran 1 mile home.</text:p>
      <text:p text:style-name="P4"/>
      <text:p text:style-name="P4"><text:span text:style-name="T1">I am going to start my recovery from the 12 hour run <text:s/>now.</text:span> </text:p>
      <text:p text:style-name="P4"/>
      <text:p text:style-name="P4">Thur 5/19/16: <text:span text:style-name="T1">1 mile</text:span></text:p>
      <text:p text:style-name="P4">I ran 1 mile on a treadmill in 10:00 and then used weight machines excluding those that work the knees.</text:p>
      <text:p text:style-name="P4"/>
      <text:p text:style-name="P4">Fri 5/20/16: <text:span text:style-name="T1">3 miles</text:span></text:p>
      <text:p text:style-name="P4">I walked and ran 3 miles in about 40 minutes.</text:p>
      <text:p text:style-name="P4"/>
      <text:p text:style-name="P5">70.1 miles in the last week</text:p>
      <text:p text:style-name="P5"><text:soft-page-break/><text:span text:style-name="T2">Sat 5/21/16: </text:span>2.3 miles</text:p>
      <text:p text:style-name="P4">I jogged 0.3 miles to the hilly cemetery loop and then 2 miles on the loop in 19:46 going faster as I ran. <text:s/>I feel better than I did two days ago. </text:p>
      <text:p text:style-name="P4"/>
      <text:p text:style-name="P4">Sun 5/22/16: <text:span text:style-name="T1">3 miles</text:span> </text:p>
      <text:p text:style-name="P4">I ran 3 miles on the cemetaery loop: 9:47+9:19+9:10 = 28:16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22T15:08:22.71</dc:date>
    <dc:creator>James Lombardi</dc:creator>
    <meta:editing-duration>PT23H44M35S</meta:editing-duration>
    <meta:editing-cycles>128</meta:editing-cycles>
    <meta:document-statistic meta:table-count="0" meta:image-count="0" meta:object-count="0" meta:page-count="14" meta:paragraph-count="404" meta:word-count="4420" meta:character-count="22311"/>
  </office:meta>
</office:document-meta>
</file>